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75cm" fo:min-width="4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395cm"/>
    </style:style>
    <style:style style:name="gr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4.75cm" fo:min-width="4.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75cm" fo:min-width="1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0.6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994cm" fo:min-width="1.9cm"/>
    </style:style>
    <style:style style:name="gr10" style:family="graphic" style:parent-style-name="standard">
      <style:graphic-properties draw:textarea-horizontal-align="justify" draw:textarea-vertical-align="middle" draw:auto-grow-height="false" fo:min-height="0.237cm" fo:min-width="1.58cm"/>
    </style:style>
    <style:style style:name="gr11" style:family="graphic" style:parent-style-name="standard">
      <style:graphic-properties draw:textarea-horizontal-align="justify" draw:textarea-vertical-align="middle" draw:auto-grow-height="false" fo:min-height="0.611cm" fo:min-width="0.35cm"/>
    </style:style>
    <style:style style:name="gr12" style:family="graphic" style:parent-style-name="standard">
      <style:graphic-properties draw:textarea-horizontal-align="justify" draw:textarea-vertical-align="middle" draw:auto-grow-height="false" fo:min-height="0.805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318cm" fo:min-width="0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3.75cm" fo:min-width="3.5cm"/>
    </style:style>
    <style:style style:name="gr17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15cm" fo:min-width="1.3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812cm" fo:min-width="0.562cm"/>
    </style:style>
    <style:style style:name="gr20" style:family="graphic" style:parent-style-name="standard">
      <style:graphic-properties draw:fill="solid" draw:fill-color="#729fcf" draw:textarea-horizontal-align="justify" draw:textarea-vertical-align="middle" draw:auto-grow-height="false" fo:min-height="0.174cm" fo:min-width="0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15cm" fo:min-width="0.5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24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4cm" draw:transform="rotate (-3.14159265358979) translate (12.25cm 19.5cm)">
          <text:p text:style-name="P1">Alimentation</text:p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cm" svg:height="0.3cm" draw:transform="rotate (-3.14159265358979) translate (12.05cm 16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draw:transform="rotate (-3.14159265358979) translate (11.55cm 16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draw:transform="rotate (-3.14159265358979) translate (11.05cm 16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3cm" svg:height="0.3cm" draw:transform="rotate (-3.14159265358979) translate (10.25cm 16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6" draw:id="id36" draw:layer="layout" svg:width="0.3cm" svg:height="0.3cm" draw:transform="rotate (-3.14159265358979) translate (9.75cm 16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0.3cm" svg:height="0.3cm" draw:transform="rotate (-3.14159265358979) translate (9.25cm 16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draw:transform="rotate (-3.14159265358979) translate (8.25cm 16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draw:transform="rotate (-3.14159265358979) translate (7.75cm 16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9cm" svg:height="0.645cm" draw:transform="rotate (-3.14159265358979) translate (11.95cm 16.9cm)">
          <draw:text-box>
            <text:p><text:span text:style-name="T1">Uac</text:span></text:p>
          </draw:text-box>
        </draw:frame>
        <draw:frame draw:style-name="gr3" draw:text-style-name="P3" draw:layer="layout" svg:width="1.2cm" svg:height="0.645cm" draw:transform="rotate (-3.14159265358979) translate (10.15cm 16.899cm)">
          <draw:text-box>
            <text:p><text:span text:style-name="T1">U</text:span><text:span text:style-name="T1">a</text:span><text:span text:style-name="T1">c</text:span></text:p>
          </draw:text-box>
        </draw:frame>
        <draw:line draw:style-name="gr4" draw:text-style-name="P2" draw:layer="layout" svg:x1="9.95cm" svg:y1="16.3cm" svg:x2="9.05cm" svg:y2="16.9cm">
          <text:p/>
        </draw:line>
        <draw:frame draw:style-name="gr3" draw:text-style-name="P3" draw:layer="layout" svg:width="1.2cm" svg:height="0.645cm" draw:transform="rotate (-3.14159265358979) translate (8.35cm 16.898cm)">
          <draw:text-box>
            <text:p><text:span text:style-name="T1">U</text:span><text:span text:style-name="T1">d</text:span><text:span text:style-name="T1">c</text:span></text:p>
          </draw:text-box>
        </draw:frame>
        <draw:line draw:style-name="gr4" draw:text-style-name="P2" draw:layer="layout" svg:x1="8.15cm" svg:y1="16.299cm" svg:x2="7.25cm" svg:y2="16.899cm">
          <text:p/>
        </draw:line>
        <draw:custom-shape draw:style-name="gr1" draw:text-style-name="P2" xml:id="id44" draw:id="id44" draw:layer="layout" svg:width="5cm" svg:height="4cm" svg:x="15.6cm" svg:y="3.5cm">
          <text:p text:style-name="P1">Génératrice DC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cm" svg:height="5cm" draw:transform="rotate (-1.5707963267949) translate (25.6cm 10.5cm)">
          <text:p text:style-name="P1">Pont de lampes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0.3cm" svg:height="0.3cm" draw:transform="rotate (-1.5707963267949) translate (21.65cm 13.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2" draw:id="id32" draw:layer="layout" svg:width="0.3cm" svg:height="0.3cm" draw:transform="rotate (-1.5707963267949) translate (21.65cm 12.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" draw:id="id10" draw:layer="layout" svg:width="0.5cm" svg:height="0.5cm" draw:transform="rotate (-1.5707963267949) translate (25.35cm 10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9" draw:id="id9" draw:layer="layout" svg:width="0.5cm" svg:height="0.5cm" draw:transform="rotate (-1.5707963267949) translate (24.35cm 10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2cm" draw:transform="rotate (-1.5707963267949) translate (12.65cm 12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1cm" svg:height="0.7cm" draw:transform="rotate (-1.5707963267949) translate (12.55cm 12.25cm)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0.3cm" svg:height="0.3cm" draw:transform="rotate (-1.5707963267949) translate (11.1cm 12.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0.3cm" svg:height="0.3cm" draw:transform="rotate (-1.5707963267949) translate (11.1cm 12.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2cm" draw:transform="rotate (1.5707963267949) translate (1.95cm 6.4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1cm" svg:height="0.7cm" draw:transform="rotate (1.5707963267949) translate (2.05cm 6.25cm)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0.3cm" svg:height="0.3cm" draw:transform="rotate (1.5707963267949) translate (3.5cm 6.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2" draw:id="id42" draw:layer="layout" svg:width="0.3cm" svg:height="0.3cm" draw:transform="rotate (1.5707963267949) translate (3.5cm 5.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" draw:id="id1" draw:layer="layout" svg:width="2.4cm" svg:height="3.244cm" draw:transform="rotate (-1.5707963267949) translate (6.094cm 10.3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8cm" svg:height="0.487cm" draw:transform="rotate (-1.5707963267949) translate (5.121cm 10.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cm" svg:height="1.217cm" draw:transform="rotate (-1.5707963267949) translate (4.31cm 10.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4cm" svg:height="1.055cm" draw:transform="rotate (-1.5707963267949) translate (4.229cm 11.4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39" draw:id="id39" draw:layer="layout" svg:width="0.32cm" svg:height="0.324cm" draw:transform="rotate (-1.5707963267949) translate (5.851cm 10.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0" draw:id="id40" draw:layer="layout" svg:width="0.32cm" svg:height="0.324cm" draw:transform="rotate (-1.5707963267949) translate (5.851cm 11.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38" draw:id="id38" draw:layer="layout" svg:width="0.32cm" svg:height="0.324cm" draw:transform="rotate (-1.5707963267949) translate (5.851cm 12.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2cm" svg:height="0.568cm" draw:transform="rotate (-1.5707963267949) translate (6.662cm 10.59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32cm" svg:height="0.568cm" draw:transform="rotate (-1.5707963267949) translate (6.662cm 12.19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0.5cm" svg:height="0.5cm" draw:transform="rotate (-1.5707963267949) translate (9.35cm 11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svg:x1="6.094cm" svg:y1="11.55cm" svg:x2="8.85cm" svg:y2="11.55cm" draw:start-shape="id1" draw:start-glue-point="0" draw:end-shape="id2" draw:end-glue-point="8" svg:d="M6094 11550h2756" svg:viewBox="0 0 2757 1">
          <text:p/>
        </draw:connector>
        <draw:frame draw:style-name="gr3" draw:text-style-name="P3" draw:layer="layout" svg:width="0.48cm" svg:height="0.645cm" draw:transform="rotate (-1.5707963267949) translate (7.149cm 10.61cm)">
          <draw:text-box>
            <text:p><text:span text:style-name="T1">V</text:span></text:p>
          </draw:text-box>
        </draw:frame>
        <draw:frame draw:style-name="gr3" draw:text-style-name="P3" draw:layer="layout" svg:width="0.48cm" svg:height="0.645cm" draw:transform="rotate (-1.5707963267949) translate (7.148cm 12.23cm)">
          <draw:text-box>
            <text:p><text:span text:style-name="T1">N</text:span></text:p>
          </draw:text-box>
        </draw:frame>
        <draw:custom-shape draw:style-name="gr2" draw:text-style-name="P2" xml:id="id26" draw:id="id26" draw:layer="layout" svg:width="0.3cm" svg:height="0.3cm" draw:transform="rotate (1.5707963267949) translate (19.45cm 6.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0.3cm" svg:height="0.3cm" draw:transform="rotate (1.5707963267949) translate (16.45cm 6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1" draw:id="id31" draw:layer="layout" svg:width="0.3cm" svg:height="0.3cm" draw:transform="rotate (1.5707963267949) translate (17.95cm 4.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4cm" svg:height="4cm" svg:x="7.6cm" svg:y="3.5cm">
          <text:p text:style-name="P1"/>
          <text:p text:style-name="P1">Moteur</text:p>
          <text:p text:style-name="P1">Asynchrone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3cm" svg:height="0.3cm" svg:x="8.95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cm" svg:height="0.3cm" svg:x="9.45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3cm" svg:height="0.3cm" svg:x="9.95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3cm" svg:height="0.3cm" svg:x="8.9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3cm" svg:height="0.3cm" svg:x="9.4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3cm" svg:height="0.3cm" svg:x="9.9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cm" svg:height="1.4cm" svg:x="13.4cm" svg:y="4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cm" svg:height="1.4cm" svg:x="13.6cm" svg:y="4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8cm" svg:height="0.4cm" svg:x="11.6cm" svg:y="5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8cm" svg:height="0.4cm" svg:x="13.8cm" svg:y="5.3cm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0.1cm" svg:y1="6.15cm" svg:x2="10.1cm" svg:y2="6.75cm" draw:start-shape="id3" draw:start-glue-point="8" draw:end-shape="id4" draw:end-glue-point="4" svg:d="M10100 6150v600" svg:viewBox="0 0 1 601">
          <text:p/>
        </draw:connector>
        <draw:connector draw:style-name="gr15" draw:text-style-name="P1" draw:layer="layout" svg:x1="9.6cm" svg:y1="6.15cm" svg:x2="9.6cm" svg:y2="6.75cm" draw:start-shape="id5" draw:start-glue-point="8" draw:end-shape="id6" draw:end-glue-point="4" svg:d="M9600 6150v600" svg:viewBox="0 0 1 601">
          <text:p/>
        </draw:connector>
        <draw:connector draw:style-name="gr15" draw:text-style-name="P1" draw:layer="layout" svg:x1="9.1cm" svg:y1="6.15cm" svg:x2="9.1cm" svg:y2="6.75cm" draw:start-shape="id7" draw:start-glue-point="8" draw:end-shape="id8" draw:end-glue-point="4" svg:d="M9100 6150v600" svg:viewBox="0 0 1 601">
          <text:p/>
        </draw:connector>
        <draw:custom-shape draw:style-name="gr19" draw:text-style-name="P2" draw:layer="layout" svg:width="1.5cm" svg:height="1.5cm" svg:x="9cm" svg:y="1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6cm" svg:height="0.6cm" svg:x="9.4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9.65cm" svg:y="17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1" draw:text-style-name="P2" draw:layer="layout" draw:type="line" svg:x1="23.923cm" svg:y1="10.823cm" svg:x2="24.277cm" svg:y2="11.177cm" draw:start-shape="id9" draw:start-glue-point="7" draw:end-shape="id9" draw:end-glue-point="11" svg:d="M23923 10823l354 354" svg:viewBox="0 0 355 355">
          <text:p/>
        </draw:connector>
        <draw:connector draw:style-name="gr21" draw:text-style-name="P2" draw:layer="layout" draw:type="line" svg:x1="24.277cm" svg:y1="10.823cm" svg:x2="23.923cm" svg:y2="11.177cm" draw:start-shape="id9" draw:start-glue-point="5" draw:end-shape="id9" draw:end-glue-point="9" svg:d="M24277 10823l-354 354" svg:viewBox="0 0 355 355">
          <text:p/>
        </draw:connector>
        <draw:connector draw:style-name="gr21" draw:text-style-name="P2" draw:layer="layout" draw:type="line" svg:x1="24.923cm" svg:y1="10.823cm" svg:x2="25.277cm" svg:y2="11.177cm" draw:start-shape="id10" draw:start-glue-point="7" draw:end-shape="id10" draw:end-glue-point="11" svg:d="M24923 10823l354 354" svg:viewBox="0 0 355 355">
          <text:p/>
        </draw:connector>
        <draw:connector draw:style-name="gr21" draw:text-style-name="P2" draw:layer="layout" draw:type="line" svg:x1="25.277cm" svg:y1="10.823cm" svg:x2="24.923cm" svg:y2="11.177cm" draw:start-shape="id10" draw:start-glue-point="5" draw:end-shape="id10" draw:end-glue-point="9" svg:d="M25277 10823l-354 354" svg:viewBox="0 0 355 355">
          <text:p/>
        </draw:connector>
        <draw:custom-shape draw:style-name="gr6" draw:text-style-name="P2" xml:id="id12" draw:id="id12" draw:layer="layout" svg:width="0.5cm" svg:height="0.5cm" draw:transform="rotate (-1.5707963267949) translate (25.35cm 11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" draw:id="id11" draw:layer="layout" svg:width="0.5cm" svg:height="0.5cm" draw:transform="rotate (-1.5707963267949) translate (24.35cm 11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draw:type="line" svg:x1="23.923cm" svg:y1="11.823cm" svg:x2="24.277cm" svg:y2="12.177cm" draw:start-shape="id11" draw:start-glue-point="7" draw:end-shape="id11" draw:end-glue-point="11" svg:d="M23923 11823l354 354" svg:viewBox="0 0 355 355">
          <text:p/>
        </draw:connector>
        <draw:connector draw:style-name="gr21" draw:text-style-name="P2" draw:layer="layout" draw:type="line" svg:x1="24.277cm" svg:y1="11.823cm" svg:x2="23.923cm" svg:y2="12.177cm" draw:start-shape="id11" draw:start-glue-point="5" draw:end-shape="id11" draw:end-glue-point="9" svg:d="M24277 11823l-354 354" svg:viewBox="0 0 355 355">
          <text:p/>
        </draw:connector>
        <draw:connector draw:style-name="gr21" draw:text-style-name="P2" draw:layer="layout" draw:type="line" svg:x1="24.923cm" svg:y1="11.823cm" svg:x2="25.277cm" svg:y2="12.177cm" draw:start-shape="id12" draw:start-glue-point="7" draw:end-shape="id12" draw:end-glue-point="11" svg:d="M24923 11823l354 354" svg:viewBox="0 0 355 355">
          <text:p/>
        </draw:connector>
        <draw:connector draw:style-name="gr21" draw:text-style-name="P2" draw:layer="layout" draw:type="line" svg:x1="25.277cm" svg:y1="11.823cm" svg:x2="24.923cm" svg:y2="12.177cm" draw:start-shape="id12" draw:start-glue-point="5" draw:end-shape="id12" draw:end-glue-point="9" svg:d="M25277 11823l-354 354" svg:viewBox="0 0 355 355">
          <text:p/>
        </draw:connector>
        <draw:custom-shape draw:style-name="gr6" draw:text-style-name="P2" xml:id="id14" draw:id="id14" draw:layer="layout" svg:width="0.5cm" svg:height="0.5cm" draw:transform="rotate (-1.5707963267949) translate (25.35cm 12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3" draw:id="id13" draw:layer="layout" svg:width="0.5cm" svg:height="0.5cm" draw:transform="rotate (-1.5707963267949) translate (24.35cm 12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draw:type="line" svg:x1="23.923cm" svg:y1="12.823cm" svg:x2="24.277cm" svg:y2="13.177cm" draw:start-shape="id13" draw:start-glue-point="7" draw:end-shape="id13" draw:end-glue-point="11" svg:d="M23923 12823l354 354" svg:viewBox="0 0 355 355">
          <text:p/>
        </draw:connector>
        <draw:connector draw:style-name="gr21" draw:text-style-name="P2" draw:layer="layout" draw:type="line" svg:x1="24.277cm" svg:y1="12.823cm" svg:x2="23.923cm" svg:y2="13.177cm" draw:start-shape="id13" draw:start-glue-point="5" draw:end-shape="id13" draw:end-glue-point="9" svg:d="M24277 12823l-354 354" svg:viewBox="0 0 355 355">
          <text:p/>
        </draw:connector>
        <draw:connector draw:style-name="gr21" draw:text-style-name="P2" draw:layer="layout" draw:type="line" svg:x1="24.923cm" svg:y1="12.823cm" svg:x2="25.277cm" svg:y2="13.177cm" draw:start-shape="id14" draw:start-glue-point="7" draw:end-shape="id14" draw:end-glue-point="11" svg:d="M24923 12823l354 354" svg:viewBox="0 0 355 355">
          <text:p/>
        </draw:connector>
        <draw:connector draw:style-name="gr21" draw:text-style-name="P2" draw:layer="layout" draw:type="line" svg:x1="25.277cm" svg:y1="12.823cm" svg:x2="24.923cm" svg:y2="13.177cm" draw:start-shape="id14" draw:start-glue-point="5" draw:end-shape="id14" draw:end-glue-point="9" svg:d="M25277 12823l-354 354" svg:viewBox="0 0 355 355">
          <text:p/>
        </draw:connector>
        <draw:custom-shape draw:style-name="gr6" draw:text-style-name="P2" xml:id="id16" draw:id="id16" draw:layer="layout" svg:width="0.5cm" svg:height="0.5cm" draw:transform="rotate (-1.5707963267949) translate (25.35cm 13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0.5cm" svg:height="0.5cm" draw:transform="rotate (-1.5707963267949) translate (24.35cm 13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draw:type="line" svg:x1="23.923cm" svg:y1="13.823cm" svg:x2="24.277cm" svg:y2="14.177cm" draw:start-shape="id15" draw:start-glue-point="7" draw:end-shape="id15" draw:end-glue-point="11" svg:d="M23923 13823l354 354" svg:viewBox="0 0 355 355">
          <text:p/>
        </draw:connector>
        <draw:connector draw:style-name="gr21" draw:text-style-name="P2" draw:layer="layout" draw:type="line" svg:x1="24.277cm" svg:y1="13.823cm" svg:x2="23.923cm" svg:y2="14.177cm" draw:start-shape="id15" draw:start-glue-point="5" draw:end-shape="id15" draw:end-glue-point="9" svg:d="M24277 13823l-354 354" svg:viewBox="0 0 355 355">
          <text:p/>
        </draw:connector>
        <draw:connector draw:style-name="gr21" draw:text-style-name="P2" draw:layer="layout" draw:type="line" svg:x1="24.923cm" svg:y1="13.823cm" svg:x2="25.277cm" svg:y2="14.177cm" draw:start-shape="id16" draw:start-glue-point="7" draw:end-shape="id16" draw:end-glue-point="11" svg:d="M24923 13823l354 354" svg:viewBox="0 0 355 355">
          <text:p/>
        </draw:connector>
        <draw:connector draw:style-name="gr21" draw:text-style-name="P2" draw:layer="layout" draw:type="line" svg:x1="25.277cm" svg:y1="13.823cm" svg:x2="24.923cm" svg:y2="14.177cm" draw:start-shape="id16" draw:start-glue-point="5" draw:end-shape="id16" draw:end-glue-point="9" svg:d="M25277 13823l-354 354" svg:viewBox="0 0 355 355">
          <text:p/>
        </draw:connector>
        <draw:custom-shape draw:style-name="gr6" draw:text-style-name="P2" xml:id="id18" draw:id="id18" draw:layer="layout" svg:width="0.5cm" svg:height="0.5cm" draw:transform="rotate (-1.5707963267949) translate (25.35cm 14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" draw:id="id17" draw:layer="layout" svg:width="0.5cm" svg:height="0.5cm" draw:transform="rotate (-1.5707963267949) translate (24.35cm 14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draw:type="line" svg:x1="23.923cm" svg:y1="14.823cm" svg:x2="24.277cm" svg:y2="15.177cm" draw:start-shape="id17" draw:start-glue-point="7" draw:end-shape="id17" draw:end-glue-point="11" svg:d="M23923 14823l354 354" svg:viewBox="0 0 355 355">
          <text:p/>
        </draw:connector>
        <draw:connector draw:style-name="gr21" draw:text-style-name="P2" draw:layer="layout" draw:type="line" svg:x1="24.277cm" svg:y1="14.823cm" svg:x2="23.923cm" svg:y2="15.177cm" draw:start-shape="id17" draw:start-glue-point="5" draw:end-shape="id17" draw:end-glue-point="9" svg:d="M24277 14823l-354 354" svg:viewBox="0 0 355 355">
          <text:p/>
        </draw:connector>
        <draw:connector draw:style-name="gr21" draw:text-style-name="P2" draw:layer="layout" draw:type="line" svg:x1="24.923cm" svg:y1="14.823cm" svg:x2="25.277cm" svg:y2="15.177cm" draw:start-shape="id18" draw:start-glue-point="7" draw:end-shape="id18" draw:end-glue-point="11" svg:d="M24923 14823l354 354" svg:viewBox="0 0 355 355">
          <text:p/>
        </draw:connector>
        <draw:connector draw:style-name="gr21" draw:text-style-name="P2" draw:layer="layout" draw:type="line" svg:x1="25.277cm" svg:y1="14.823cm" svg:x2="24.923cm" svg:y2="15.177cm" draw:start-shape="id18" draw:start-glue-point="5" draw:end-shape="id18" draw:end-glue-point="9" svg:d="M25277 14823l-354 354" svg:viewBox="0 0 355 355">
          <text:p/>
        </draw:connector>
        <draw:custom-shape draw:style-name="gr2" draw:text-style-name="P2" xml:id="id27" draw:id="id27" draw:layer="layout" svg:width="0.3cm" svg:height="0.3cm" draw:transform="rotate (1.5707963267949) translate (17.95cm 5.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0.3cm" svg:height="0.3cm" draw:transform="rotate (1.5707963267949) translate (17.95cm 6.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0.3cm" svg:height="0.3cm" draw:transform="rotate (1.5707963267949) translate (17.95cm 7.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1cm" svg:height="0.4cm" svg:x="20.6cm" svg:y="5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cm" svg:height="1.4cm" svg:x="21.6cm" svg:y="4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2cm" svg:height="1.4cm" svg:x="21.8cm" svg:y="4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cm" svg:height="0.4cm" svg:x="22cm" svg:y="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4cm" svg:x="23cm" svg:y="3.5cm">
          <text:p text:style-name="P1"/>
          <text:p text:style-name="P1"/>
          <text:p text:style-name="P1"/>
          <text:p text:style-name="P1">Dynamo </text:p>
          <text:p text:style-name="P1">Tachymétrique</text:p>
          <text:p text:style-name="P1"><text:span text:style-name="T2"/></text:p>
          <text:p text:style-name="P1"><text:span text:style-name="T2">0,06 V/tr/min</text:span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0.3cm" svg:height="0.3cm" draw:transform="rotate (1.5707963267949) translate (26.95cm 7.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3cm" svg:height="0.3cm" draw:transform="rotate (1.5707963267949) translate (25.95cm 7.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2cm" draw:transform="rotate (-3.14159265358979) translate (27.55cm 11.5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1cm" svg:height="0.7cm" draw:transform="rotate (-3.14159265358979) translate (27.35cm 11.4cm)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0.3cm" svg:height="0.3cm" draw:transform="rotate (-3.14159265358979) translate (27.25cm 9.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0.3cm" svg:height="0.3cm" draw:transform="rotate (-3.14159265358979) translate (26.65cm 9.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svg:x1="26.5cm" svg:y1="9.65cm" svg:x2="26.1cm" svg:y2="7.15cm" draw:start-shape="id19" draw:start-glue-point="8" draw:end-shape="id20" draw:end-glue-point="6" svg:d="M26500 9650v-1250h-400v-1250" svg:viewBox="0 0 401 2501">
          <text:p/>
        </draw:connector>
        <draw:connector draw:style-name="gr15" draw:text-style-name="P1" draw:layer="layout" svg:x1="27.1cm" svg:y1="9.65cm" svg:x2="27.1cm" svg:y2="7.15cm" draw:start-shape="id21" draw:start-glue-point="8" draw:end-shape="id22" draw:end-glue-point="6" svg:d="M27100 9650v-2500" svg:viewBox="0 0 1 2501">
          <text:p/>
        </draw:connector>
        <draw:custom-shape draw:style-name="gr1" draw:text-style-name="P2" draw:layer="layout" svg:width="5cm" svg:height="4cm" draw:transform="rotate (-3.14159265358979) translate (19.65cm 19.5cm)">
          <text:p text:style-name="P1">Alimentation DC</text:p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5" draw:id="id25" draw:layer="layout" svg:width="0.3cm" svg:height="0.3cm" draw:transform="rotate (-3.14159265358979) translate (17.75cm 16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0.3cm" svg:height="0.3cm" draw:transform="rotate (-3.14159265358979) translate (16.75cm 16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cm" svg:height="0.645cm" draw:transform="rotate (-3.14159265358979) translate (17.65cm 16.898cm)">
          <draw:text-box>
            <text:p><text:span text:style-name="T1">Udc</text:span></text:p>
          </draw:text-box>
        </draw:frame>
        <draw:line draw:style-name="gr4" draw:text-style-name="P2" draw:layer="layout" svg:x1="17.45cm" svg:y1="16.299cm" svg:x2="16.55cm" svg:y2="16.899cm">
          <text:p/>
        </draw:line>
        <draw:custom-shape draw:style-name="gr19" draw:text-style-name="P2" draw:layer="layout" svg:width="1.5cm" svg:height="1.5cm" svg:x="16.4cm" svg:y="1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6cm" svg:height="0.6cm" svg:x="16.8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cm" svg:height="0.2cm" svg:x="17.05cm" svg:y="17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5" draw:text-style-name="P1" draw:layer="layout" svg:x1="16.6cm" svg:y1="15.9cm" svg:x2="16.6cm" svg:y2="6.15cm" draw:start-shape="id23" draw:start-glue-point="8" draw:end-shape="id24" draw:end-glue-point="6" svg:d="M16600 15900v-9750" svg:viewBox="0 0 1 9751">
          <text:p/>
        </draw:connector>
        <draw:connector draw:style-name="gr15" draw:text-style-name="P1" draw:layer="layout" draw:line-skew="-1.525cm" svg:x1="17.6cm" svg:y1="15.9cm" svg:x2="19.6cm" svg:y2="6.15cm" draw:start-shape="id25" draw:start-glue-point="8" draw:end-shape="id26" draw:end-glue-point="6" svg:d="M17600 15900v-6400h2000v-3350" svg:viewBox="0 0 2001 9751">
          <text:p/>
        </draw:connector>
        <draw:connector draw:style-name="gr15" draw:text-style-name="P1" draw:layer="layout" svg:x1="18.1cm" svg:y1="5.75cm" svg:x2="18.1cm" svg:y2="6.25cm" draw:start-shape="id27" draw:start-glue-point="6" draw:end-shape="id28" draw:end-glue-point="10" svg:d="M18100 5750v500" svg:viewBox="0 0 1 501">
          <text:p/>
        </draw:connector>
        <draw:connector draw:style-name="gr15" draw:text-style-name="P1" draw:layer="layout" svg:x1="18.1cm" svg:y1="7.35cm" svg:x2="21.35cm" svg:y2="13.5cm" draw:start-shape="id29" draw:start-glue-point="6" draw:end-shape="id30" draw:end-glue-point="8" svg:d="M18100 7350v6150h3250" svg:viewBox="0 0 3251 6151">
          <text:p/>
        </draw:connector>
        <draw:connector draw:style-name="gr15" draw:text-style-name="P1" draw:layer="layout" draw:line-skew="0.5cm" svg:x1="18.25cm" svg:y1="4.8cm" svg:x2="21.35cm" svg:y2="12.5cm" draw:start-shape="id31" draw:start-glue-point="8" draw:end-shape="id32" draw:end-glue-point="8" svg:d="M18250 4800h2050v7700h1050" svg:viewBox="0 0 3101 7701">
          <text:p/>
        </draw:connector>
        <draw:connector draw:style-name="gr15" draw:text-style-name="P1" draw:layer="layout" svg:x1="10.1cm" svg:y1="15.9cm" svg:x2="10.95cm" svg:y2="13.25cm" draw:start-shape="id33" draw:start-glue-point="8" draw:end-shape="id34" draw:end-glue-point="10" svg:d="M10100 15900v-1325h850v-1325" svg:viewBox="0 0 851 2651">
          <text:p/>
        </draw:connector>
        <draw:connector draw:style-name="gr15" draw:text-style-name="P1" draw:layer="layout" svg:x1="10.95cm" svg:y1="12.35cm" svg:x2="10.1cm" svg:y2="7.05cm" draw:start-shape="id35" draw:start-glue-point="6" draw:end-shape="id4" draw:end-glue-point="8" svg:d="M10950 12350v-2650h-850v-2650" svg:viewBox="0 0 851 5301">
          <text:p/>
        </draw:connector>
        <draw:connector draw:style-name="gr15" draw:text-style-name="P1" draw:layer="layout" svg:x1="9.6cm" svg:y1="15.9cm" svg:x2="9.6cm" svg:y2="7.05cm" draw:start-shape="id36" draw:start-glue-point="8" draw:end-shape="id6" draw:end-glue-point="8" svg:d="M9600 15900v-8850" svg:viewBox="0 0 1 8851">
          <text:p/>
        </draw:connector>
        <draw:connector draw:style-name="gr15" draw:text-style-name="P1" draw:layer="layout" svg:x1="9.1cm" svg:y1="15.9cm" svg:x2="9.1cm" svg:y2="7.05cm" draw:start-shape="id37" draw:start-glue-point="8" draw:end-shape="id8" draw:end-glue-point="8" svg:d="M9100 15900v-8850" svg:viewBox="0 0 1 8851">
          <text:p/>
        </draw:connector>
        <draw:connector draw:style-name="gr15" draw:text-style-name="P1" draw:layer="layout" svg:x1="5.689cm" svg:y1="12.51cm" svg:x2="10.8cm" svg:y2="13.1cm" draw:start-shape="id38" draw:start-glue-point="10" draw:end-shape="id34" draw:end-glue-point="8" svg:d="M5689 12510v590h5111" svg:viewBox="0 0 5112 591">
          <text:p/>
        </draw:connector>
        <draw:connector draw:style-name="gr15" draw:text-style-name="P1" draw:layer="layout" svg:x1="5.689cm" svg:y1="10.59cm" svg:x2="8.95cm" svg:y2="6.9cm" draw:start-shape="id39" draw:start-glue-point="6" draw:end-shape="id8" draw:end-glue-point="6" svg:d="M5689 10590v-3690h3261" svg:viewBox="0 0 3262 3691">
          <text:p/>
        </draw:connector>
        <draw:connector draw:style-name="gr15" draw:text-style-name="P1" draw:layer="layout" draw:line-skew="1.98cm" svg:x1="5.689cm" svg:y1="11.39cm" svg:x2="9.6cm" svg:y2="7.05cm" draw:start-shape="id40" draw:start-glue-point="6" draw:end-shape="id6" draw:end-glue-point="8" svg:d="M5689 11390v-190h3911v-4150" svg:viewBox="0 0 3912 4341">
          <text:p/>
        </draw:connector>
        <draw:connector draw:style-name="gr15" draw:text-style-name="P1" draw:layer="layout" svg:x1="3.8cm" svg:y1="6cm" svg:x2="8.95cm" svg:y2="6cm" draw:start-shape="id41" draw:start-glue-point="8" draw:end-shape="id7" draw:end-glue-point="6" svg:d="M3800 6000h5150" svg:viewBox="0 0 5151 1">
          <text:p/>
        </draw:connector>
        <draw:connector draw:style-name="gr15" draw:text-style-name="P1" draw:layer="layout" draw:line-skew="0cm 0.051cm" svg:x1="3.8cm" svg:y1="5.4cm" svg:x2="9.6cm" svg:y2="5.85cm" draw:start-shape="id42" draw:start-glue-point="8" draw:end-shape="id5" draw:end-glue-point="4" svg:d="M3800 5400h2825 2975v450" svg:viewBox="0 0 5801 451">
          <text:p/>
        </draw:connector>
        <draw:custom-shape draw:style-name="gr23" draw:text-style-name="P6" xml:id="id43" draw:id="id43" draw:layer="layout" svg:width="2cm" svg:height="1cm" svg:x="17.1cm" svg:y="1cm">
          <text:p text:style-name="P1"><text:span text:style-name="T2">F [N]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8.1cm" svg:y1="2cm" svg:x2="18.1cm" svg:y2="3.5cm" draw:start-shape="id43" draw:start-glue-point="2" draw:end-shape="id44" draw:end-glue-point="0" svg:d="M18100 2000v1500" svg:viewBox="0 0 1 1501">
          <text:p/>
        </draw:connector>
        <draw:frame draw:style-name="gr24" draw:text-style-name="P7" draw:layer="layout" svg:width="2.3cm" svg:height="0.806cm" svg:x="18.2cm" svg:y="2.4cm">
          <draw:text-box>
            <text:p><text:span text:style-name="T2">0,238 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7T09:42:40.572629396</meta:creation-date>
    <dc:date>2020-11-10T17:03:38.231886658</dc:date>
    <meta:editing-duration>PT1H46M30S</meta:editing-duration>
    <meta:editing-cycles>24</meta:editing-cycles>
    <meta:generator>LibreOffice/6.1.5.2$Linux_X86_64 LibreOffice_project/10$Build-2</meta:generator>
    <meta:document-statistic meta:object-count="130"/>
  </office:meta>
</office:document-meta>
</file>